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579cm"/>
    </style:style>
    <style:style style:name="co3" style:family="table-column">
      <style:table-column-properties fo:break-before="auto" style:column-width="3.676cm"/>
    </style:style>
    <style:style style:name="co5" style:family="table-column">
      <style:table-column-properties fo:break-before="auto" style:column-width="3.343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7"/>
  </office:automatic-styles>
  <office:body>
    <office:spreadsheet>
      <table:table table:name="Tabelle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5" table:number-columns-repeated="2" table:default-cell-style-name="Default"/>
        <table:table-column table:style-name="co4" table:number-columns-repeated="7" table:default-cell-style-name="Default"/>
        <table:table-row table:style-name="ro1">
          <table:table-cell table:number-columns-repeated="11"/>
        </table:table-row>
        <table:table-row table:style-name="ro1">
          <table:table-cell office:value-type="string">
            <text:p>Messungen der Periodendauer T in Abhängigkeit der Pendellänge </text:p>
          </table:table-cell>
          <table:table-cell table:number-columns-repeated="10"/>
        </table:table-row>
        <table:table-row table:style-name="ro1">
          <table:table-cell office:value-type="string">
            <text:p>Ziel: Bestimmung „g“</text:p>
          </table:table-cell>
          <table:table-cell table:number-columns-repeated="6"/>
          <table:table-cell office:value-type="string">
            <text:p>max min 3mm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Anzahl der Schwingungen</text:p>
          </table:table-cell>
          <table:table-cell office:value-type="string">
            <text:p>Gesamtdauer in s</text:p>
          </table:table-cell>
          <table:table-cell office:value-type="string">
            <text:p>Quad abw. Mw</text:p>
          </table:table-cell>
          <table:table-cell office:value-type="string">
            <text:p>Schwingungsdauer</text:p>
          </table:table-cell>
          <table:table-cell table:number-columns-repeated="2"/>
          <table:table-cell office:value-type="string">
            <text:p>Pendellänge in mm</text:p>
          </table:table-cell>
          <table:table-cell office:value-type="string">
            <text:p>Unsicherheit</text:p>
          </table:table-cell>
          <table:table-cell office:value-type="string">
            <text:p>in m</text:p>
          </table:table-cell>
          <table:table-cell office:value-type="string">
            <text:p>Nebenrechnung</text:p>
          </table:table-cell>
          <table:table-cell/>
        </table:table-row>
        <table:table-row table:style-name="ro1">
          <table:table-cell table:number-columns-repeated="2"/>
          <table:table-cell table:number-columns-repeated="2" office:value-type="string">
            <text:p>Je Schwingung</text:p>
          </table:table-cell>
          <table:table-cell table:number-columns-repeated="6"/>
          <table:table-cell table:style-name="ce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.75">
            <text:p>19,75</text:p>
          </table:table-cell>
          <table:table-cell table:formula="of:=(([.B7]/10)-[.$B$15])^2" office:value-type="float" office:value="0.00000900000000000068">
            <text:p>0,000009</text:p>
          </table:table-cell>
          <table:table-cell table:formula="of:=[.B7]/10" office:value-type="float" office:value="1.975">
            <text:p>1,975</text:p>
          </table:table-cell>
          <table:table-cell table:number-columns-repeated="2"/>
          <table:table-cell office:value-type="float" office:value="0.995">
            <text:p>0,995</text:p>
          </table:table-cell>
          <table:table-cell table:formula="of:=(3/2)^(1/2)*10^-3" office:value-type="float" office:value="0.00122474487139159">
            <text:p>0,0012247449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.75">
            <text:p>19,75</text:p>
          </table:table-cell>
          <table:table-cell table:formula="of:=(([.B8]/10)-[.$B$15])^2" office:value-type="float" office:value="0.00000900000000000068">
            <text:p>0,000009</text:p>
          </table:table-cell>
          <table:table-cell table:formula="of:=[.B8]/10" office:value-type="float" office:value="1.975">
            <text:p>1,975</text:p>
          </table:table-cell>
          <table:table-cell table:number-columns-repeated="5"/>
          <table:table-cell office:value-type="string">
            <text:p>g [m/s^2]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.66">
            <text:p>19,66</text:p>
          </table:table-cell>
          <table:table-cell table:formula="of:=(([.B9]/10)-[.$B$15])^2" office:value-type="float" office:value="0.0000360000000000001">
            <text:p>0,000036</text:p>
          </table:table-cell>
          <table:table-cell table:formula="of:=[.B9]/10" office:value-type="float" office:value="1.966">
            <text:p>1,966</text:p>
          </table:table-cell>
          <table:table-cell table:number-columns-repeated="5"/>
          <table:table-cell table:formula="of:=4*3.1415926^2*[.G7]/([.B15])^2" office:value-type="float" office:value="10.1011072294608">
            <text:p>10,1011072295</text:p>
          </table:table-cell>
          <table:table-cell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7"/>
          <table:table-cell office:value-type="string">
            <text:p>Komb unsicherheit</text:p>
          </table:table-cell>
          <table:table-cell/>
          <table:table-cell table:formula="of:=[.J9]*(([.H7])^2/[.G7]+([.C20])^2/[.B15])^(1/2)" office:value-type="float" office:value="0.0193317873977841">
            <text:p>0,0193317874</text:p>
          </table:table-cell>
          <table:table-cell/>
        </table:table-row>
        <table:table-row table:style-name="ro1">
          <table:table-cell office:value-type="string">
            <text:p>Durchschnitt</text:p>
          </table:table-cell>
          <table:table-cell table:number-columns-repeated="10"/>
        </table:table-row>
        <table:table-row table:style-name="ro1">
          <table:table-cell office:value-type="float" office:value="10">
            <text:p>10</text:p>
          </table:table-cell>
          <table:table-cell table:formula="of:=SUM([.B7:.B9])/3" office:value-type="float" office:value="19.72">
            <text:p>19,72</text:p>
          </table:table-cell>
          <table:table-cell table:number-columns-repeated="9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table:formula="of:=SUM([.B7:.B9])/(3*10)" office:value-type="float" office:value="1.972">
            <text:p>1,972</text:p>
          </table:table-cell>
          <table:table-cell table:formula="of:=[.B15]" office:value-type="float" office:value="1.972">
            <text:p>1,972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Standartunsicherheit</text:p>
          </table:table-cell>
          <table:table-cell office:value-type="string">
            <text:p>Typ A</text:p>
          </table:table-cell>
          <table:table-cell table:formula="of:=((SUM([.C7:.C9])^2*(10/(30*29)))^(1/2))" office:value-type="float" office:value="0.00000578940768812424">
            <text:p>5,78940768812424E-006</text:p>
          </table:table-cell>
          <table:table-cell office:value-type="string">
            <text:p>mit t vert</text:p>
          </table:table-cell>
          <table:table-cell table:formula="of:=[.C17]*1.32" office:value-type="float" office:value="0.000007642018148324">
            <text:p>0,000007642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Typ B</text:p>
          </table:table-cell>
          <table:table-cell table:formula="of:=[.A24]/(10*2*6^(1/2))" office:value-type="float" office:value="0.00204124145231932">
            <text:p>0,0020412415</text:p>
          </table:table-cell>
          <table:table-cell office:value-type="string">
            <text:p>s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Typ B</text:p>
          </table:table-cell>
          <table:table-cell table:formula="of:=[.A27]/(10*2*(3)^(1/2))" office:value-type="float" office:value="0.000288675134594813">
            <text:p>0,0002886751</text:p>
          </table:table-cell>
          <table:table-cell table:number-columns-repeated="8"/>
        </table:table-row>
        <table:table-row table:style-name="ro1">
          <table:table-cell office:value-type="string">
            <text:p>Komb</text:p>
          </table:table-cell>
          <table:table-cell/>
          <table:table-cell table:formula="of:=([.E17]^2+[.C18]^2+[.C19]^2)^(1/2)" office:value-type="float" office:value="0.00206156697694772">
            <text:p>0,002061567</text:p>
          </table:table-cell>
          <table:table-cell office:value-type="string">
            <text:p>s</text:p>
          </table:table-cell>
          <table:table-cell table:number-columns-repeated="7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>
            <text:p>Messun Tges+-</text:p>
          </table:table-cell>
          <table:table-cell table:number-columns-repeated="10"/>
        </table:table-row>
        <table:table-row table:style-name="ro1">
          <table:table-cell office:value-type="float" office:value="0.1">
            <text:p>0,1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Messung Anzeige</text:p>
          </table:table-cell>
          <table:table-cell table:number-columns-repeated="10"/>
        </table:table-row>
        <table:table-row table:style-name="ro1">
          <table:table-cell office:value-type="float" office:value="0.01">
            <text:p>0,01</text:p>
          </table:table-cell>
          <table:table-cell table:number-columns-repeated="10"/>
        </table:table-row>
      </table:table>
      <table:table table:name="Tabelle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7">07.11.2017</text:date>, <text:time>15:18:18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31T16:41:48.81</meta:creation-date>
    <meta:editing-duration>PT10M21S</meta:editing-duration>
    <meta:editing-cycles>5</meta:editing-cycles>
    <meta:generator>OpenOffice/4.1.4$Win32 OpenOffice.org_project/414m4$Build-9787</meta:generator>
    <dc:title>Daten Länge</dc:title>
    <dc:date>2017-11-07T15:18:18.72</dc:date>
    <dc:creator>Jörn Sieveneck</dc:creator>
    <meta:document-statistic meta:table-count="3" meta:cell-count="54" meta:object-count="0"/>
    <meta:template xlink:type="simple" xlink:actuate="onRequest" xlink:title="Daten Länge" xlink:href="../../../../../../../../AppData/Roaming/OpenOffice/4/user/template/Daten%20Länge.ots" meta:date="2017-10-31T17:23:29"/>
  </office:meta>
</office:document-meta>
</file>